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bin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F1 Meas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56" calcext:value-type="float">
            <text:p>0.56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" calcext:value-type="float">
            <text:p>0</text:p>
          </table:table-cell>
          <table:table-cell office:value-type="float" office:value="0.09205" calcext:value-type="float">
            <text:p>0.09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56" calcext:value-type="float">
            <text:p>0.56</text:p>
          </table:table-cell>
          <table:table-cell office:value-type="float" office:value="0.05179" calcext:value-type="float">
            <text:p>0.05179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0946225" calcext:value-type="float">
            <text:p>0.0946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8:30:15.588413270</meta:creation-date>
    <dc:date>2017-01-26T19:43:37.142233430</dc:date>
    <meta:editing-duration>PT32M56S</meta:editing-duration>
    <meta:editing-cycles>6</meta:editing-cycles>
    <meta:generator>LibreOffice/5.1.4.2$Linux_X86_64 LibreOffice_project/10m0$Build-2</meta:generator>
    <meta:document-statistic meta:table-count="1" meta:cell-count="24" meta:object-count="0"/>
  </office:meta>
</office:document-meta>
</file>